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5f6c60"/>
    </style:style>
    <style:style style:name="P7" style:family="paragraph" style:parent-style-name="Standard">
      <style:text-properties style:font-name="Liberation Mono"/>
    </style:style>
    <style:style style:name="P8" style:family="paragraph" style:parent-style-name="Standard">
      <style:text-properties officeooo:rsid="005f6c60" officeooo:paragraph-rsid="005f6c60"/>
    </style:style>
    <style:style style:name="P9" style:family="paragraph" style:parent-style-name="Text_20_body">
      <style:paragraph-properties fo:text-align="justify" style:justify-single-word="false"/>
      <style:text-properties style:font-name="Liberation Serif1" officeooo:rsid="00578962" officeooo:paragraph-rsid="00578962"/>
    </style:style>
    <style:style style:name="P10" style:family="paragraph" style:parent-style-name="Text_20_body">
      <style:text-properties officeooo:rsid="003d7414" officeooo:paragraph-rsid="005bc3cc"/>
    </style:style>
    <style:style style:name="P11" style:family="paragraph" style:parent-style-name="Text_20_body">
      <style:paragraph-properties fo:text-align="justify" style:justify-single-word="false"/>
      <style:text-properties officeooo:rsid="00571d45" officeooo:paragraph-rsid="00571d45"/>
    </style:style>
    <style:style style:name="P12" style:family="paragraph" style:parent-style-name="Text_20_body">
      <style:paragraph-properties fo:text-align="justify" style:justify-single-word="false"/>
      <style:text-properties officeooo:rsid="005a02eb" officeooo:paragraph-rsid="005a02eb"/>
    </style:style>
    <style:style style:name="P13" style:family="paragraph" style:parent-style-name="Text_20_body">
      <style:paragraph-properties fo:text-align="justify" style:justify-single-word="false"/>
      <style:text-properties officeooo:rsid="005abb9a" officeooo:paragraph-rsid="005abb9a"/>
    </style:style>
    <style:style style:name="P14" style:family="paragraph" style:parent-style-name="Heading_20_1">
      <style:paragraph-properties fo:text-align="justify" style:justify-single-word="false" fo:break-before="page"/>
      <style:text-properties style:font-name="Liberation Serif3" fo:font-size="18.2000007629395pt" fo:font-weight="bold" officeooo:rsid="00571d45" officeooo:paragraph-rsid="00571d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5" style:family="paragraph" style:parent-style-name="Heading_20_1">
      <style:text-properties officeooo:rsid="005bc3cc" officeooo:paragraph-rsid="005bc3cc"/>
    </style:style>
    <style:style style:name="P16" style:family="paragraph" style:parent-style-name="Heading_20_3">
      <style:paragraph-properties fo:text-align="justify" style:justify-single-word="false"/>
      <style:text-properties style:font-name="Liberation Serif3" fo:font-size="14.1000003814697pt" fo:font-weight="bold" officeooo:rsid="0040378f" officeooo:paragraph-rsid="00571d45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P17" style:family="paragraph" style:parent-style-name="Heading_20_3">
      <style:paragraph-properties fo:text-align="justify" style:justify-single-word="false"/>
      <style:text-properties style:font-name="Liberation Serif3" fo:font-size="14.1000003814697pt" fo:font-weight="bold" officeooo:rsid="0040378f" officeooo:paragraph-rsid="0040378f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text-properties officeooo:paragraph-rsid="005f6c60"/>
    </style:style>
    <style:style style:name="P20" style:family="paragraph" style:parent-style-name="Heading_20_3">
      <style:paragraph-properties fo:break-before="page"/>
      <style:text-properties officeooo:paragraph-rsid="005f6c60"/>
    </style:style>
    <style:style style:name="P21" style:family="paragraph" style:parent-style-name="Heading_20_3" style:list-style-name="">
      <style:text-properties officeooo:paragraph-rsid="005f6c60"/>
    </style:style>
    <style:style style:name="P22" style:family="paragraph" style:parent-style-name="Standard" style:list-style-name="L1"/>
    <style:style style:name="P23" style:family="paragraph" style:parent-style-name="Text_20_body" style:list-style-name="L1"/>
    <style:style style:name="P24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T1" style:family="text">
      <style:text-properties officeooo:rsid="0055c9a8"/>
    </style:style>
    <style:style style:name="T2" style:family="text">
      <style:text-properties officeooo:rsid="00580eeb"/>
    </style:style>
    <style:style style:name="T3" style:family="text">
      <style:text-properties officeooo:rsid="005f0a17"/>
    </style:style>
    <style:style style:name="T4" style:family="text">
      <style:text-properties officeooo:rsid="005f6c60"/>
    </style:style>
    <style:style style:name="T5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T6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7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8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9" style:family="text">
      <style:text-properties fo:color="#aa22ff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6.1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0.11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6.53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3.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4"><text:a xlink:type="simple" xlink:href="#__RefHeading___Toc233_1919553838" text:style-name="Index_20_Link" text:visited-style-name="Index_20_Link">Verwendung<text:tab/>2</text:a></text:p>
          <text:p text:style-name="P5"><text:a xlink:type="simple" xlink:href="#__RefHeading___Toc743_772423547" text:style-name="Index_20_Link" text:visited-style-name="Index_20_Link">Funktionen<text:tab/>2</text:a></text:p>
          <text:p text:style-name="P5"><text:a xlink:type="simple" xlink:href="#__RefHeading___Toc741_772423547" text:style-name="Index_20_Link" text:visited-style-name="Index_20_Link">Priorität<text:tab/>2</text:a></text:p>
          <text:p text:style-name="P4"><text:a xlink:type="simple" xlink:href="#__RefHeading___Toc745_772423547" text:style-name="Index_20_Link" text:visited-style-name="Index_20_Link">Benutzerdefinierte Bedingungen<text:tab/>3</text:a></text:p>
          <text:p text:style-name="P5"><text:a xlink:type="simple" xlink:href="#__RefHeading___Toc3128_2899631094" text:style-name="Index_20_Link" text:visited-style-name="Index_20_Link">Beispiel: Militärgebäude beschränken<text:tab/>4</text:a></text:p>
          <text:p text:style-name="P5"><text:a xlink:type="simple" xlink:href="#__RefHeading___Toc3130_28996310941" text:style-name="Index_20_Link" text:visited-style-name="Index_20_Link">Beispiel: Die Wirtschaft kastrieren<text:tab/>4</text:a></text:p>
          <text:p text:style-name="P5"><text:a xlink:type="simple" xlink:href="#__RefHeading___Toc3130_2899631094" text:style-name="Index_20_Link" text:visited-style-name="Index_20_Link">Beispiel: Palisaden nur um Außenposten<text:tab/>5</text:a></text:p>
        </text:index-body>
      </text:table-of-content>
      <text:p text:style-name="P2"/>
      <text:p text:style-name="P2"/>
      <text:h text:style-name="P14" text:outline-level="1"><text:bookmark-start text:name="__RefHeading___Toc233_1919553838"/>Verwendung<text:bookmark-end text:name="__RefHeading___Toc233_1919553838"/></text:h>
      <text:p text:style-name="P11">Manchmal ist es notwendig, den Spieler etwas einzuschränken.</text:p>
      <text:p text:style-name="Standard">Du kannst dem Spieler den Bau von Gebäuden verbieten.</text:p>
      <text:p text:style-name="P11">Des weiteren kannst auch den Abriss einschränken.</text:p>
      <text:h text:style-name="P16" text:outline-level="3"><text:bookmark-start text:name="__RefHeading___Toc743_772423547"/>Funktionen<text:bookmark-end text:name="__RefHeading___Toc743_772423547"/></text:h>
      <text:h text:style-name="Heading_20_4" text:outline-level="4">Bau verbieten</text:h>
      <text:p text:style-name="P7">API.RestrictBuildingCustomFunction</text:p>
      <text:p text:style-name="P7">API.RestrictBuildingTypeInTerritory</text:p>
      <text:p text:style-name="P7">API.RestrictBuildingTypeInArea</text:p>
      <text:p text:style-name="P7">API.RestrictBuildingCategoryInTerritory</text:p>
      <text:p text:style-name="P7">API.RestrictBuildingCategoryInArea</text:p>
      <text:p text:style-name="P7">API.RestrictRoadCustomFunction</text:p>
      <text:p text:style-name="P7">API.RestrictTrailInTerritory</text:p>
      <text:p text:style-name="P7">API.RestrictTrailInArea</text:p>
      <text:p text:style-name="P7">API.RestrictStreetInTerritory</text:p>
      <text:p text:style-name="P7">API.RestrictStreetInArea</text:p>
      <text:p text:style-name="P7">API.DeleteRestriction</text:p>
      <text:h text:style-name="Heading_20_4" text:outline-level="4">Abriss verbieten</text:h>
      <text:p text:style-name="P7">API.ProtectBuildingCustomFunction</text:p>
      <text:p text:style-name="P7">API.ProtectBuildingTypeInTerritory</text:p>
      <text:p text:style-name="P7">API.ProtectBuildingTypeInArea</text:p>
      <text:p text:style-name="P7">API.ProtectBuildingCategoryInTerritory</text:p>
      <text:p text:style-name="P7">API.ProtectBuildingCategoryInArea</text:p>
      <text:p text:style-name="P7">API.ProtectNamedBuilding</text:p>
      <text:p text:style-name="P7">API.DeleteProtection</text:p>
      <text:h text:style-name="P17" text:outline-level="3"><text:bookmark-start text:name="__RefHeading___Toc741_772423547"/>Priorität<text:bookmark-end text:name="__RefHeading___Toc741_772423547"/></text:h>
      <text:p text:style-name="Standard">Die Einschränkungen für den Spieler haben unterschiedliche Priorität.</text:p>
      <text:p text:style-name="Standard">Manche Einstellungen werden vor anderen geprüft.</text:p>
      <text:p text:style-name="P9">Die Hierarchie kann sich nach zwei Hauptkriterien richten.</text:p>
      <text:p text:style-name="Standard">Nach Art des Geltungsbereich:</text:p>
      <text:list xml:id="list1331943048" text:style-name="L1">
        <text:list-item>
          <text:p text:style-name="P22">Custom-Funktion</text:p>
        </text:list-item>
        <text:list-item>
          <text:p text:style-name="P22">Bereich</text:p>
        </text:list-item>
        <text:list-item>
          <text:p text:style-name="P23">Territor<text:span text:style-name="T2">ium</text:span></text:p>
        </text:list-item>
      </text:list>
      <text:p text:style-name="Standard">Nach Art des Gebäudes:</text:p>
      <text:list xml:id="list185950390154987" text:continue-numbering="true" text:style-name="L1">
        <text:list-item>
          <text:p text:style-name="P22">Custom-Funktion</text:p>
        </text:list-item>
        <text:list-item>
          <text:p text:style-name="P22">Skriptname des Gebäudes</text:p>
        </text:list-item>
        <text:list-item>
          <text:p text:style-name="P22">Typ des Gebäudes</text:p>
        </text:list-item>
        <text:list-item>
          <text:p text:style-name="P22">Kategorie des Gebäudes</text:p>
        </text:list-item>
      </text:list>
      <text:p text:style-name="Standard"/>
      <text:p text:style-name="Standard"/>
      <text:p text:style-name="Standard"/>
      <text:h text:style-name="P15" text:outline-level="1"><text:bookmark-start text:name="__RefHeading___Toc745_772423547"/><text:soft-page-break/>Benutzerdefinierte Bedingungen<text:bookmark-end text:name="__RefHeading___Toc745_772423547"/></text:h>
      <text:p text:style-name="P12">Die vorgegebenen Funktionen reichen oft nicht aus.</text:p>
      <text:p text:style-name="P12">Du kannst eigene Bedingungen definieren, indem du Custom-Funktionen benutzt.</text:p>
      <text:p text:style-name="P13">Die Funktionen müssen im lokalen Skript ausgeführt werden!</text:p>
      <text:h text:style-name="Heading_20_4" text:outline-level="4">Gebäude beschränken</text:h>
      <text:p text:style-name="P13">Den Bau von Gebäudetypen beschränken.</text:p>
      <text:h text:style-name="Heading_20_4" text:outline-level="4"><draw:frame text:anchor-type="paragraph" draw:z-index="0" draw:name="Textrahmen 1" draw:style-name="gr4" draw:text-style-name="P24" svg:width="17.013cm" svg:height="3.241cm" svg:x="0.046cm" svg:y="-0.06cm"><draw:text-box><text:p><text:span text:style-name="T6">local</text:span><text:span text:style-name="T7"> MyCustomRestriction </text:span><text:span text:style-name="T8">=</text:span><text:span text:style-name="T7"> </text:span><text:span text:style-name="T6">function</text:span><text:span text:style-name="T7">(_PlayerID, _Type, _X, _Y)</text:span></text:p><text:p><text:span text:style-name="T7"><text:s text:c="4"/></text:span><text:span text:style-name="T5">-- Bedingungen für das Verbot prüfen</text:span></text:p><text:p><text:span text:style-name="T7"><text:s text:c="4"/></text:span><text:span text:style-name="T6">if</text:span><text:span text:style-name="T7"> AnythingIWant </text:span><text:span text:style-name="T6">then</text:span></text:p><text:p><text:span text:style-name="T7"><text:s text:c="8"/></text:span><text:span text:style-name="T6">return</text:span><text:span text:style-name="T7"> </text:span><text:span text:style-name="T6">true</text:span><text:span text:style-name="T7">;</text:span></text:p><text:p><text:span text:style-name="T7"><text:s text:c="4"/></text:span><text:span text:style-name="T6">end</text:span></text:p><text:p><text:span text:style-name="T7"><text:s text:c="4"/></text:span><text:span text:style-name="T5">-- Alles andere bleibt unbehelligt</text:span></text:p><text:p><text:span text:style-name="T7"><text:s text:c="4"/></text:span><text:span text:style-name="T6">return</text:span><text:span text:style-name="T7"> </text:span><text:span text:style-name="T6">false</text:span><text:span text:style-name="T7">;</text:span></text:p><text:p><text:span text:style-name="T6">end</text:span></text:p><text:p><text:span text:style-name="T7">MyRestrictionID </text:span><text:span text:style-name="T8">=</text:span><text:span text:style-name="T7"> API.RestrictBuildingCustomFunction(</text:span><text:span text:style-name="T8">1</text:span><text:span text:style-name="T7">, MyCustomRestriction);</text:span></text:p></draw:text-box></draw:frame>Straßen beschränken</text:h>
      <text:p text:style-name="P13"><draw:frame text:anchor-type="paragraph" draw:z-index="1" draw:name="Textrahmen 2" draw:style-name="gr4" draw:text-style-name="P24" svg:width="17.013cm" svg:height="3.241cm" svg:x="0.046cm" svg:y="0.76cm"><draw:text-box><text:p><text:span text:style-name="T6">local</text:span><text:span text:style-name="T7"> MyCustomRestriction </text:span><text:span text:style-name="T8">=</text:span><text:span text:style-name="T7"> </text:span><text:span text:style-name="T6">function</text:span><text:span text:style-name="T7">(_PlayerID, _IsTrail, _X, _Y)</text:span></text:p><text:p><text:span text:style-name="T7"><text:s text:c="4"/></text:span><text:span text:style-name="T5">-- Bedingungen für das Verbot prüfen</text:span></text:p><text:p><text:span text:style-name="T7"><text:s text:c="4"/></text:span><text:span text:style-name="T6">if</text:span><text:span text:style-name="T7"> AnythingIWant </text:span><text:span text:style-name="T6">then</text:span></text:p><text:p><text:span text:style-name="T7"><text:s text:c="8"/></text:span><text:span text:style-name="T6">return</text:span><text:span text:style-name="T7"> </text:span><text:span text:style-name="T6">true</text:span><text:span text:style-name="T7">;</text:span></text:p><text:p><text:span text:style-name="T7"><text:s text:c="4"/></text:span><text:span text:style-name="T6">end</text:span></text:p><text:p><text:span text:style-name="T7"><text:s text:c="4"/></text:span><text:span text:style-name="T5">-- Alles andere bleibt unbehelligt</text:span></text:p><text:p><text:span text:style-name="T7"><text:s text:c="4"/></text:span><text:span text:style-name="T6">return</text:span><text:span text:style-name="T7"> </text:span><text:span text:style-name="T6">false</text:span><text:span text:style-name="T7">;</text:span></text:p><text:p><text:span text:style-name="T6">end</text:span></text:p><text:p><text:span text:style-name="T7">MyRestrictionID </text:span><text:span text:style-name="T8">=</text:span><text:span text:style-name="T7"> API.RestrictRoadCustomFunction(</text:span><text:span text:style-name="T8">1</text:span><text:span text:style-name="T7">, MyCustomRestriction);</text:span></text:p></draw:text-box></draw:frame>Den Bau von Straßen beschränken.</text:p>
      <text:h text:style-name="Heading_20_4" text:outline-level="4">Abriss beschränken</text:h>
      <text:p text:style-name="P13">Den Abriss von Gebäuden beschränken.</text:p>
      <text:p text:style-name="P3"><draw:frame text:anchor-type="paragraph" draw:z-index="2" draw:name="Textrahmen 3" draw:style-name="gr4" draw:text-style-name="P24" svg:width="17.013cm" svg:height="3.241cm" svg:x="0.046cm" svg:y="-0.046cm"><draw:text-box><text:p><text:span text:style-name="T6">local</text:span><text:span text:style-name="T7"> MyCustomProtection </text:span><text:span text:style-name="T8">=</text:span><text:span text:style-name="T7"> </text:span><text:span text:style-name="T6">function</text:span><text:span text:style-name="T7">(_PlayerID, _BuildingID, _X, _Y)</text:span></text:p><text:p><text:span text:style-name="T7"><text:s text:c="4"/></text:span><text:span text:style-name="T5">-- Bedingungen für das Verbot prüfen</text:span></text:p><text:p><text:span text:style-name="T7"><text:s text:c="4"/></text:span><text:span text:style-name="T6">if</text:span><text:span text:style-name="T7"> AnythingIWant </text:span><text:span text:style-name="T6">then</text:span></text:p><text:p><text:span text:style-name="T7"><text:s text:c="8"/></text:span><text:span text:style-name="T6">return</text:span><text:span text:style-name="T7"> </text:span><text:span text:style-name="T6">true</text:span><text:span text:style-name="T7">;</text:span></text:p><text:p><text:span text:style-name="T7"><text:s text:c="4"/></text:span><text:span text:style-name="T6">end</text:span></text:p><text:p><text:span text:style-name="T7"><text:s text:c="4"/></text:span><text:span text:style-name="T5">-- Alles andere bleibt unbehelligt</text:span></text:p><text:p><text:span text:style-name="T7"><text:s text:c="4"/></text:span><text:span text:style-name="T6">return</text:span><text:span text:style-name="T7"> </text:span><text:span text:style-name="T6">false</text:span><text:span text:style-name="T7">;</text:span></text:p><text:p><text:span text:style-name="T6">end</text:span></text:p><text:p><text:span text:style-name="T7">MyProtectionID </text:span><text:span text:style-name="T8">=</text:span><text:span text:style-name="T7"> API.ProtectBuildingCustomFunction(</text:span><text:span text:style-name="T8">1</text:span><text:span text:style-name="T7">, MyCustomProtection);</text:span></text:p></draw:text-box></draw:frame></text:p>
      <text:h text:style-name="P18" text:outline-level="3"><text:bookmark-start text:name="__RefHeading___Toc3128_2899631094"/>Beispiel: Militärgebäude beschränken<text:bookmark-end text:name="__RefHeading___Toc3128_2899631094"/></text:h>
      <text:p text:style-name="Standard">Wenn Du die Nachschubwege künstlich verlängern willst, kannst Du die Kasernen beschränken.</text:p>
      <text:p text:style-name="Standard"><draw:frame text:anchor-type="paragraph" draw:z-index="3" draw:name="Textrahmen 4" draw:style-name="gr3" draw:text-style-name="P24" svg:width="17.013cm" svg:height="6.538cm" svg:x="0.046cm" svg:y="0.665cm"><draw:text-box><text:p><text:span text:style-name="T5">-- Einschränkung erstellen</text:span></text:p><text:p><text:span text:style-name="T6">local</text:span><text:span text:style-name="T7"> RestrictMilitaryBuildings </text:span><text:span text:style-name="T8">=</text:span><text:span text:style-name="T7"> </text:span><text:span text:style-name="T6">function</text:span><text:span text:style-name="T7">(_PlayerID, _Type, _X, _Y)</text:span></text:p><text:p><text:span text:style-name="T7"><text:s text:c="4"/></text:span><text:span text:style-name="T5">-- Die Bedingung wird nur für Militärgebäude geprüft.</text:span></text:p><text:p><text:span text:style-name="T7"><text:s text:c="4"/></text:span><text:span text:style-name="T6">if</text:span><text:span text:style-name="T7"> _Type </text:span><text:span text:style-name="T8">==</text:span><text:span text:style-name="T7"> Entities.B_Barracks</text:span></text:p><text:p><text:span text:style-name="T7"><text:s text:c="4"/></text:span><text:span text:style-name="T9">or</text:span><text:span text:style-name="T7"> _Type </text:span><text:span text:style-name="T8">==</text:span><text:span text:style-name="T7"> Entities.B_BarracksArchers</text:span></text:p><text:p><text:span text:style-name="T7"><text:s text:c="4"/></text:span><text:span text:style-name="T9">or</text:span><text:span text:style-name="T7"> _Type </text:span><text:span text:style-name="T8">==</text:span><text:span text:style-name="T7"> Entities.B_SiegeEngineWorkshop</text:span></text:p><text:p><text:span text:style-name="T7"><text:s text:c="4"/></text:span><text:span text:style-name="T9">or</text:span><text:span text:style-name="T7"> _Type </text:span><text:span text:style-name="T8">==</text:span><text:span text:style-name="T7"> Entities.B_SwordSmith</text:span></text:p><text:p><text:span text:style-name="T7"><text:s text:c="4"/></text:span><text:span text:style-name="T9">or</text:span><text:span text:style-name="T7"> _Type </text:span><text:span text:style-name="T8">==</text:span><text:span text:style-name="T7"> Entities.B_BowMaker </text:span><text:span text:style-name="T6">then</text:span></text:p><text:p><text:span text:style-name="T7"><text:s text:c="8"/></text:span><text:span text:style-name="T5">-- Militärgebäude können nur auf Territorium 8 gebaut werden.</text:span></text:p><text:p><text:span text:style-name="T7"><text:s text:c="8"/></text:span><text:span text:style-name="T6">if</text:span><text:span text:style-name="T7"> Logic.GetTerritoryAtPosition(_X, _Y) </text:span><text:span text:style-name="T8">~=</text:span><text:span text:style-name="T7"> </text:span><text:span text:style-name="T8">8</text:span><text:span text:style-name="T7"> </text:span><text:span text:style-name="T6">then</text:span></text:p><text:p><text:span text:style-name="T7"><text:s text:c="12"/></text:span><text:span text:style-name="T6">return</text:span><text:span text:style-name="T7"> </text:span><text:span text:style-name="T6">true</text:span><text:span text:style-name="T7">;</text:span></text:p><text:p><text:span text:style-name="T7"><text:s text:c="8"/></text:span><text:span text:style-name="T6">end</text:span></text:p><text:p><text:span text:style-name="T7"><text:s text:c="4"/></text:span><text:span text:style-name="T6">end</text:span></text:p><text:p><text:span text:style-name="T7"><text:s text:c="4"/></text:span><text:span text:style-name="T5">-- Alles andere kann gebaut werden.</text:span></text:p><text:p><text:span text:style-name="T7"><text:s text:c="4"/></text:span><text:span text:style-name="T6">return</text:span><text:span text:style-name="T7"> </text:span><text:span text:style-name="T6">false</text:span><text:span text:style-name="T7">;</text:span></text:p><text:p><text:span text:style-name="T6">end</text:span></text:p><text:p><text:span text:style-name="T5">-- Einschränkung für Spieler 1 aktivieren</text:span></text:p><text:p><text:span text:style-name="T7">RestrictionID </text:span><text:span text:style-name="T8">=</text:span><text:span text:style-name="T7"> API.RestrictBuildingCustomFunction(</text:span><text:span text:style-name="T8">1</text:span><text:span text:style-name="T7">, RestrictMilitaryBuildings);</text:span></text:p></draw:text-box></draw:frame>Hier können Militärgebäude nur auf einem Territorium gebaut werden.</text:p>
      <text:h text:style-name="P19" text:outline-level="3"><text:bookmark-start text:name="__RefHeading___Toc3130_28996310941"/>Beispiel: <text:span text:style-name="T4">Die Wirtschaft kastrieren</text:span><text:bookmark-end text:name="__RefHeading___Toc3130_28996310941"/></text:h>
      <text:p text:style-name="P8">Vielleicht möchtest Du, dass der Spieler beim Bauen der Stadt mehr nachdenken muss.</text:p>
      <text:p text:style-name="Standard">Hier <text:span text:style-name="T4">können nur 3 Rohstoffgebäude pro Territorium gebaut werden.</text:span></text:p>
      <text:p text:style-name="P8"><draw:frame text:anchor-type="paragraph" draw:z-index="4" draw:name="Textrahmen 5" draw:style-name="gr2" draw:text-style-name="P24" svg:width="17.013cm" svg:height="10.12cm" svg:x="0.072cm" svg:y="1.203cm"><draw:text-box><text:p><text:span text:style-name="T5">-- Einschränkung erstellen</text:span></text:p><text:p><text:span text:style-name="T6">local</text:span><text:span text:style-name="T7"> RestrictEconomy </text:span><text:span text:style-name="T8">=</text:span><text:span text:style-name="T7"> </text:span><text:span text:style-name="T6">function</text:span><text:span text:style-name="T7"> (_PlayerID, _Type, _x, _y)</text:span></text:p><text:p><text:span text:style-name="T7"><text:s text:c="4"/></text:span><text:span text:style-name="T5">-- Rohstoffgebäude sind auf 3 pro Gebiet beschränkt.</text:span></text:p><text:p><text:span text:style-name="T7"><text:s text:c="4"/></text:span><text:span text:style-name="T6">if</text:span><text:span text:style-name="T7"> Logic.IsEntityTypeInCategory(_Type, EntityCategories.OuterRimBuilding) </text:span><text:span text:style-name="T8">==</text:span><text:span text:style-name="T7"> </text:span><text:span text:style-name="T8">1</text:span><text:span text:style-name="T7"> </text:span><text:span text:style-name="T6">then</text:span></text:p><text:p><text:span text:style-name="T7"><text:s text:c="8"/></text:span><text:span text:style-name="T6">local</text:span><text:span text:style-name="T7"> TerritoryID </text:span><text:span text:style-name="T8">=</text:span><text:span text:style-name="T7"> Logic.GetTerritoryAtPosition(_x, _y);</text:span></text:p><text:p><text:span text:style-name="T7"><text:s text:c="8"/></text:span><text:span text:style-name="T6">local</text:span><text:span text:style-name="T7"> Buildings </text:span><text:span text:style-name="T8">=</text:span><text:span text:style-name="T7"> API.SearchEntitiesOfCategoryInTerritory(</text:span></text:p><text:p><text:span text:style-name="T7"><text:s text:c="12"/></text:span><text:span text:style-name="T7">TerritoryID, EntityCategories.OuterRimBuilding, _PlayerID</text:span></text:p><text:p><text:span text:style-name="T7"><text:s text:c="8"/></text:span><text:span text:style-name="T7">);</text:span></text:p><text:p><text:span text:style-name="T7"><text:s text:c="8"/></text:span><text:span text:style-name="T6">return</text:span><text:span text:style-name="T7"> </text:span><text:span text:style-name="T8">#</text:span><text:span text:style-name="T7">Buildings </text:span><text:span text:style-name="T8">&gt;=</text:span><text:span text:style-name="T7"> </text:span><text:span text:style-name="T8">3</text:span><text:span text:style-name="T7">;</text:span></text:p><text:p><text:span text:style-name="T7"><text:s text:c="4"/></text:span><text:span text:style-name="T6">end</text:span></text:p><text:p><text:span text:style-name="T7"><text:s text:c="4"/></text:span><text:span text:style-name="T5">-- Stadtgebäude können nur auf Territorium 12 gebaut werden.</text:span></text:p><text:p><text:span text:style-name="T7"><text:s text:c="4"/></text:span><text:span text:style-name="T6">if</text:span><text:span text:style-name="T7"> Logic.IsEntityTypeInCategory(_Type, EntityCategories.CityBuilding) </text:span><text:span text:style-name="T8">==</text:span><text:span text:style-name="T7"> </text:span><text:span text:style-name="T8">1</text:span><text:span text:style-name="T7"> </text:span><text:span text:style-name="T6">then</text:span></text:p><text:p><text:span text:style-name="T7"><text:s text:c="8"/></text:span><text:span text:style-name="T6">return</text:span><text:span text:style-name="T7"> Logic.GetTerritoryAtPosition(_x, _y) =</text:span><text:span text:style-name="T8">=</text:span><text:span text:style-name="T7"> </text:span><text:span text:style-name="T8">12</text:span><text:span text:style-name="T7">;</text:span></text:p><text:p><text:span text:style-name="T7"><text:s text:c="4"/></text:span><text:span text:style-name="T6">end</text:span></text:p><text:p><text:span text:style-name="T7"><text:s text:c="4"/></text:span><text:span text:style-name="T5">-- Bienenstöcke müssen in der Nähe von Imkern stehen</text:span></text:p><text:p><text:span text:style-name="T7"><text:s text:c="4"/></text:span><text:span text:style-name="T6">if</text:span><text:span text:style-name="T7"> _Type </text:span><text:span text:style-name="T8">==</text:span><text:span text:style-name="T7"> Entities.B_Beehive </text:span><text:span text:style-name="T6">then</text:span></text:p><text:p><text:span text:style-name="T7"><text:s text:c="8"/></text:span><text:span text:style-name="T6">local</text:span><text:span text:style-name="T7"> n, OPID </text:span><text:span text:style-name="T8">=</text:span><text:span text:style-name="T7"> Logic.GetPlayerEntitiesInArea(</text:span></text:p><text:p><text:span text:style-name="T7"><text:s text:c="12"/></text:span><text:span text:style-name="T7">_PlayerID, Entities.B_Beekeeper, _x, _y, </text:span><text:span text:style-name="T8">2500</text:span><text:span text:style-name="T7">, </text:span><text:span text:style-name="T8">1</text:span></text:p><text:p><text:span text:style-name="T7"><text:s text:c="8"/></text:span><text:span text:style-name="T7">);</text:span></text:p><text:p><text:span text:style-name="T7"><text:s text:c="8"/></text:span><text:span text:style-name="T6">if</text:span><text:span text:style-name="T7"> n </text:span><text:span text:style-name="T8">==</text:span><text:span text:style-name="T7"> </text:span><text:span text:style-name="T8">0</text:span><text:span text:style-name="T7"> </text:span><text:span text:style-name="T6">then</text:span></text:p><text:p><text:span text:style-name="T7"><text:s text:c="12"/></text:span><text:span text:style-name="T6">return</text:span><text:span text:style-name="T7"> </text:span><text:span text:style-name="T6">true</text:span><text:span text:style-name="T7">;</text:span></text:p><text:p><text:span text:style-name="T7"><text:s text:c="8"/></text:span><text:span text:style-name="T6">end</text:span></text:p><text:p><text:span text:style-name="T7"><text:s text:c="4"/></text:span><text:span text:style-name="T6">end</text:span></text:p><text:p><text:span text:style-name="T7"><text:s text:c="4"/></text:span><text:span text:style-name="T5">-- Alles andere kannn gebaut werden</text:span></text:p><text:p><text:span text:style-name="T7"><text:s text:c="4"/></text:span><text:span text:style-name="T6">return</text:span><text:span text:style-name="T7"> </text:span><text:span text:style-name="T6">false</text:span><text:span text:style-name="T7">;</text:span></text:p><text:p><text:span text:style-name="T6">end</text:span></text:p><text:p><text:span text:style-name="T5">-- Einschränkung für alle Spieler aktivieren</text:span></text:p><text:p><text:span text:style-name="T7">API.RestrictBuildingCustomFunction(</text:span><text:span text:style-name="T8">-1</text:span><text:span text:style-name="T7">, RestrictEconomy);</text:span></text:p></draw:text-box></draw:frame>Außerdem können Stadtgebäude nur auf Territorium 12 gebaut werden.</text:p>
      <text:p text:style-name="P8">Als Bonus oben drauf müssen Bienenstöcke bei Imkern stehen.</text:p>
      <text:h text:style-name="P19" text:outline-level="3"/>
      <text:h text:style-name="P21" text:outline-level="3"/>
      <text:h text:style-name="P20" text:outline-level="3"><text:bookmark-start text:name="__RefHeading___Toc3130_2899631094"/>Beispiel: <text:span text:style-name="T3">Palisaden nur um Außenposten</text:span><text:bookmark-end text:name="__RefHeading___Toc3130_2899631094"/></text:h>
      <text:p text:style-name="P6">Mauern und Palisaden sind viel zu stark und sollten beschränkt werden.</text:p>
      <text:p text:style-name="P6">Hier können <text:span text:style-name="T3">Palisaden nur um Außenposten herum gebaut werden.</text:span></text:p>
      <text:h text:style-name="P21" text:outline-level="3"><draw:frame text:anchor-type="paragraph" draw:z-index="5" draw:name="Textrahmen 6" draw:style-name="gr1" draw:text-style-name="P24" svg:width="17.013cm" svg:height="6.157cm" svg:x="0.046cm" svg:y="0.213cm"><draw:text-box><text:p><text:span text:style-name="T5">-- Einschränkung erstellen</text:span></text:p><text:p><text:span text:style-name="T6">local</text:span><text:span text:style-name="T7"> RestrictPalisadeToOutpost </text:span><text:span text:style-name="T8">=</text:span><text:span text:style-name="T7"> </text:span><text:span text:style-name="T6">function</text:span><text:span text:style-name="T7"> (_PlayerID, _Type, _x, _y)</text:span></text:p><text:p><text:span text:style-name="T7"><text:s text:c="4"/></text:span><text:span text:style-name="T5">-- Die Bedingung wird nur für Palisaden geprüft.</text:span></text:p><text:p><text:span text:style-name="T7"><text:s text:c="4"/></text:span><text:span text:style-name="T6">if</text:span><text:span text:style-name="T7"> Logic.IsEntityTypeInCategory(_Type, EntityCategories.PalisadeSegment) </text:span><text:span text:style-name="T8">==</text:span><text:span text:style-name="T7"> </text:span><text:span text:style-name="T8">1</text:span><text:span text:style-name="T7"> </text:span><text:span text:style-name="T6">then</text:span></text:p><text:p><text:span text:style-name="T7"><text:s text:c="8"/></text:span><text:span text:style-name="T5">-- Es muss ein Außenposten in der Nähe sein.</text:span></text:p><text:p><text:span text:style-name="T7"><text:s text:c="8"/></text:span><text:span text:style-name="T6">local</text:span><text:span text:style-name="T7"> n, OPID </text:span><text:span text:style-name="T8">=</text:span><text:span text:style-name="T7"> Logic.GetPlayerEntitiesInArea(</text:span></text:p><text:p><text:span text:style-name="T7"><text:s text:c="12"/></text:span><text:span text:style-name="T7">_PlayerID, Entities.B_Outpost_ME, _x, _y, </text:span><text:span text:style-name="T8">1500</text:span><text:span text:style-name="T7">, </text:span><text:span text:style-name="T8">1</text:span></text:p><text:p><text:span text:style-name="T7"><text:s text:c="8"/></text:span><text:span text:style-name="T7">);</text:span></text:p><text:p><text:span text:style-name="T7"><text:s text:c="8"/></text:span><text:span text:style-name="T6">if</text:span><text:span text:style-name="T7"> n </text:span><text:span text:style-name="T8">==</text:span><text:span text:style-name="T7"> </text:span><text:span text:style-name="T8">0</text:span><text:span text:style-name="T7"> </text:span><text:span text:style-name="T6">then</text:span></text:p><text:p><text:span text:style-name="T7"><text:s text:c="12"/></text:span><text:span text:style-name="T6">return</text:span><text:span text:style-name="T7"> </text:span><text:span text:style-name="T6">true</text:span><text:span text:style-name="T7">;</text:span></text:p><text:p><text:span text:style-name="T7"><text:s text:c="8"/></text:span><text:span text:style-name="T6">end</text:span></text:p><text:p><text:span text:style-name="T7"><text:s text:c="4"/></text:span><text:span text:style-name="T6">end</text:span></text:p><text:p><text:span text:style-name="T7"><text:s text:c="4"/></text:span><text:span text:style-name="T5">-- Alles andere kannn gebaut werden</text:span></text:p><text:p><text:span text:style-name="T7"><text:s text:c="4"/></text:span><text:span text:style-name="T6">return</text:span><text:span text:style-name="T7"> </text:span><text:span text:style-name="T6">false</text:span><text:span text:style-name="T7">;</text:span></text:p><text:p><text:span text:style-name="T6">end</text:span></text:p><text:p><text:span text:style-name="T5">-- Einschränkung für alle Spieler aktivieren</text:span></text:p><text:p><text:span text:style-name="T7">API.RestrictBuildingCustomFunction(</text:span><text:span text:style-name="T8">-1</text:span><text:span text:style-name="T7">, RestrictPalisadeToOutpost);</text:span></text:p></draw:text-box></draw:frame></text:h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55c9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au und Abriss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18T18:59:35.225000000</dc:date>
    <meta:editing-duration>PT7H6M15S</meta:editing-duration>
    <meta:editing-cycles>74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68" meta:word-count="268" meta:character-count="2356" meta:non-whitespace-character-count="2162"/>
  </office:meta>
</office:document-meta>
</file>